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9f4" officeooo:paragraph-rsid="000409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Julia set derivation of 0.30916 – 0.02919i the Mandelbrot set, it was rendered using an 8-Core I7 4770K and used 100% CPU and 13.4GB of RAM to fully render, I rendered them in different resolutions all the way up to 8k, there is a total of 200 iterations per pixel (yes… 200). It was rendered in OpenGL using a Processing 3.4 Java binding. The source code is available upon request and is under the GNU GPLV3 licen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7:35:40.858735786</meta:creation-date>
    <meta:generator>LibreOffice/5.1.6.2$Linux_X86_64 LibreOffice_project/10m0$Build-2</meta:generator>
    <dc:date>2018-03-02T14:24:14.405139604</dc:date>
    <meta:editing-duration>PT4M32S</meta:editing-duration>
    <meta:editing-cycles>1</meta:editing-cycles>
    <meta:document-statistic meta:table-count="0" meta:image-count="0" meta:object-count="0" meta:page-count="1" meta:paragraph-count="1" meta:word-count="79" meta:character-count="429" meta:non-whitespace-character-count="350"/>
  </office:meta>
</office:document-meta>
</file>